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Times New Roman" fo:font-size="10pt" style:font-size-asian="10pt" style:font-size-complex="10pt"/>
    </style:style>
    <style:style style:name="P3" style:family="paragraph" style:parent-style-name="Table_20_Contents">
      <style:text-properties style:font-name="Times New Roman" fo:font-size="12pt" officeooo:rsid="00484ee4" officeooo:paragraph-rsid="002c512f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officeooo:paragraph-rsid="002fc197"/>
    </style:style>
    <style:style style:name="P6" style:family="paragraph" style:parent-style-name="Table_20_Contents">
      <style:text-properties style:font-name="Times New Roman" officeooo:paragraph-rsid="002c512f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1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13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4a48c"/>
    </style:style>
    <style:style style:name="P14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1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24pt" officeooo:paragraph-rsid="003654e5" style:font-size-asian="24pt" style:font-size-complex="2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24pt" officeooo:paragraph-rsid="00381e49" style:font-size-asian="24pt" style:font-size-complex="24pt"/>
    </style:style>
    <style:style style:name="P20" style:family="paragraph" style:parent-style-name="Text_20_body">
      <style:text-properties style:font-name="Times New Roman" officeooo:paragraph-rsid="001017d3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2e42e7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31af60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officeooo:rsid="0118ff4b"/>
    </style:style>
    <style:style style:name="T15" style:family="text">
      <style:text-properties officeooo:rsid="011e3475"/>
    </style:style>
    <style:style style:name="T16" style:family="text">
      <style:text-properties officeooo:rsid="0059ec4d"/>
    </style:style>
    <style:style style:name="T17" style:family="text">
      <style:text-properties officeooo:rsid="002aa57d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officeooo:rsid="003c9d6c"/>
    </style:style>
    <style:style style:name="T20" style:family="text">
      <style:text-properties style:font-name="Times New Roman" officeooo:rsid="003c9d6c" fo:background-color="#ffffff" loext:char-shading-value="0"/>
    </style:style>
    <style:style style:name="T21" style:family="text">
      <style:text-properties style:font-name="Times New Roman" officeooo:rsid="00f9f1a9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2" text:anchor-type="paragraph" svg:x="0.7043in" svg:y="-0.261in" svg:width="1.1228in" svg:height="1.1228in" draw:z-index="0"><draw:image xlink:href="Pictures/10000000000000A0000000A03E769403.jpg" xlink:type="simple" xlink:show="embed" xlink:actuate="onLoad"/></draw:frame></text:p>
      <text:p text:style-name="P19"/>
      <text:p text:style-name="P19"/>
      <text:p text:style-name="P19"/>
      <text:p text:style-name="P10">C<text:span text:style-name="T14">ertidão De Matrícula</text:span></text:p>
      <text:p text:style-name="P10"/>
      <text:p text:style-name="P12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da </text:span><text:span text:style-name="T3">Faculdade de </text:span><text:span text:style-name="T5">Letras</text:span><text:span text:style-name="T4"> </text:span><text:span text:style-name="T3">da Universidade de Lisboa.</text:span></text:p>
      <text:p text:style-name="P13"><text:span text:style-name="T19">Certifica, em face dos registos existentes nesta Faculdade, que </text:span><text:span text:style-name="T19"><text:text-input text:description="${person.name}">${person.name}</text:text-input></text:span><text:span text:style-name="T19">, </text:span><text:span text:style-name="T19"><text:text-input text:description="[#if person.female]">[#if person.female]</text:text-input></text:span><text:span text:style-name="T19">aluna</text:span><text:span text:style-name="T19"><text:text-input text:description="[#elseif person.male]">[#elseif person.male]</text:text-input></text:span><text:span text:style-name="T19">aluno</text:span><text:span text:style-name="T19"><text:text-input text:description="[/#if]">[/#if]</text:text-input></text:span><text:span text:style-name="T19"> n.º </text:span><text:span text:style-name="T18"><text:text-input text:description="${registration.number}">${registration.number}</text:text-input></text:span><text:span text:style-name="T19">, </text:span><text:span text:style-name="T19"><text:text-input text:description="[#if person.female]">[#if person.female]</text:text-input></text:span><text:span text:style-name="T19">nascida</text:span><text:span text:style-name="T19"><text:text-input text:description="[#elseif person.male]">[#elseif person.male]</text:text-input></text:span><text:span text:style-name="T19">nascido</text:span><text:span text:style-name="T19"><text:text-input text:description="[/#if]">[/#if]</text:text-input></text:span><text:span text:style-name="T19"> a </text:span><text:span text:style-name="T19"><text:text-input text:description="${lang.pt(dates.extendedDate(person.dateOfBirthYearMonthDay))}">${lang.pt(dates.extendedDate(person.dateOfBirthYearMonthDay))}</text:text-input></text:span><text:span text:style-name="T19">, </text:span><text:span text:style-name="T19"><text:text-input text:description="[#if person.female]">[#if person.female]</text:text-input></text:span><text:span text:style-name="T19">portadora</text:span><text:span text:style-name="T19"><text:text-input text:description="[#elseif person.male]">[#elseif person.male]</text:text-input></text:span><text:span text:style-name="T19">portador</text:span><text:span text:style-name="T19"><text:text-input text:description="[/#if]">[/#if]</text:text-input></text:span><text:span text:style-name="T19"> do</text:span><text:span text:style-name="T8"> </text:span><text:span text:style-name="T18"><text:text-input text:description="${lang.pt(person.idDocumentType.localizedNameI18N)}">${lang.pt(person.idDocumentType.localizedNameI18N)}</text:text-input></text:span><text:span text:style-name="T9"> n.º </text:span><text:span text:style-name="T18"><text:text-input text:description="${person.documentIdNumber}">${person.documentIdNumber}</text:text-input></text:span><text:span text:style-name="T19">, </text:span><text:span text:style-name="T19"><text:text-input text:description="[#if person.female]">[#if person.female]</text:text-input></text:span><text:span text:style-name="T19">filha</text:span><text:span text:style-name="T19"><text:text-input text:description="[#elseif person.male]">[#elseif person.male]</text:text-input></text:span><text:span text:style-name="T19">filho</text:span><text:span text:style-name="T19"><text:text-input text:description="[/#if]">[/#if]</text:text-input></text:span><text:span text:style-name="T19"> de </text:span><text:span text:style-name="T19"><text:text-input text:description="${person.nameOfFather}">${person.nameOfFather}</text:text-input></text:span><text:span text:style-name="T19"> e de </text:span><text:span text:style-name="T19"><text:text-input text:description="person.nameOfMother"/></text:span><text:span text:style-name="T19"><text:text-input text:description="${person.nameOfMother}">${person.nameOfMother}</text:text-input></text:span><text:span text:style-name="T19">, </text:span><text:span text:style-name="T20">realizou a matrícula no Curso de </text:span><text:span text:style-name="T18"><text:text-input text:description="${lang.pt(curricularPlanInformation.degreePresentationName)}">${lang.pt(curricularPlanInformation.degreePresentationName)}</text:text-input></text:span><text:span text:style-name="T20"> no ano letivo d</text:span><text:span text:style-name="T21">e </text:span><text:span text:style-name="T18"><text:text-input text:description="${registration.startExecutionYear.name}">${registration.startExecutionYear.name}</text:text-input></text:span><text:span text:style-name="T20">.</text:span></text:p>
      <text:p text:style-name="P11"/>
      <text:p text:style-name="P9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9"/>
      <text:p text:style-name="P9"><text:text-input text:description="[/#if]">[/#if]</text:text-input></text:p>
      <text:p text:style-name="P3"><text:span text:style-name="T15">A</text:span> presente certi<text:span text:style-name="T15">dão</text:span> <text:span text:style-name="T16">vai</text:span> firmad<text:span text:style-name="T17">a</text:span> com o selo branco em uso nesta Faculdade.</text:p>
      <text:p text:style-name="P4"/>
      <text:p text:style-name="P4"/>
      <text:p text:style-name="P5"><text:span text:style-name="T3">Faculdade de </text:span><text:span text:style-name="T2">Letras </text:span><text:span text:style-name="T3">da Universidade de Lisboa</text:span><text:span text:style-name="T12">, </text:span><text:span text:style-name="T13">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4"/>
      <text:p text:style-name="P6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5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"><text:text-input text:description="[#if hasPricetag]">[#if hasPricetag]</text:text-input></text:p>
            <text:p text:style-name="P16"><text:span text:style-name="T11">Emolumento: </text:span><text:text-input text:description="${money.total(serviceRequestPrice)}">${money.total(serviceRequestPrice)}</text:text-input></text:p>
            <text:p text:style-name="P2"><text:text-input text:description="[/#if]">[/#if]</text:text-input></text:p>
          </table:table-cell>
          <table:table-cell table:style-name="Table1.A2" office:value-type="string">
            <text:p text:style-name="P7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8"><text:text-input text:description="${documentSignature.responsibleName}">${documentSignature.responsibleName}</text:text-input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625in" fo:margin-left="0.0354in" table:align="left"/>
    </style:style>
    <style:style style:name="Table2.A" style:family="table-column">
      <style:table-column-properties style:column-width="3.3438in"/>
    </style:style>
    <style:style style:name="Table2.B" style:family="table-column">
      <style:table-column-properties style:column-width="3.3188in"/>
    </style:style>
    <style:style style:name="Table2.1" style:family="table-row">
      <style:table-row-properties style:row-height="0.2361in"/>
    </style:style>
    <style:style style:name="Table2.A1" style:family="table-cell">
      <style:table-cell-properties style:vertical-align="middle" fo:padding="0.0382in" fo:border="none"/>
    </style:style>
    <style:style style:name="Table2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42e7"/>
    </style:style>
    <style:style style:name="MT3" style:family="text">
      <style:text-properties officeooo:rsid="013d0498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063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MP1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2.1">
            <table:table-cell table:style-name="Table2.A1" office:value-type="string">
              <text:p text:style-name="MP2"/>
            </table:table-cell>
            <table:table-cell table:style-name="Table2.B2" office:value-type="string">
              <text:p text:style-name="MP3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14T16:54:33.846120423</dc:date>
    <meta:editing-duration>PT2H37M21S</meta:editing-duration>
    <meta:editing-cycles>35</meta:editing-cycles>
    <meta:generator>LibreOffice/4.2.8.2$Linux_X86_64 LibreOffice_project/420m0$Build-2</meta:generator>
    <meta:document-statistic meta:table-count="2" meta:image-count="1" meta:object-count="0" meta:page-count="2" meta:paragraph-count="15" meta:word-count="410" meta:character-count="3287" meta:non-whitespace-character-count="3037"/>
  </office:meta>
</office:document-meta>
</file>